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092cm"/>
    </style:style>
    <style:style style:name="co4" style:family="table-column">
      <style:table-column-properties fo:break-before="auto" style:column-width="2.32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Init all drivers fields @ 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Error management for init driv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Internal interrupts handl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Verify all defines, make defin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ypedef or not ?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2" table:style-name="ta2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3" table:style-name="ta3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2:20:47.195839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mille</meta:initial-creator>
    <meta:creation-date>2019-04-23T09:09:05</meta:creation-date>
    <dc:date>2020-06-11T12:21:17.516728799</dc:date>
    <meta:generator>LibreOffice/6.4.3.2$Linux_X86_64 LibreOffice_project/40$Build-2</meta:generator>
    <meta:editing-duration>PT4H10M20S</meta:editing-duration>
    <meta:editing-cycles>5</meta:editing-cycles>
    <meta:document-statistic meta:table-count="3" meta:cell-count="10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